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7583B411B760BD7C.png" manifest:media-type="image/png"/>
  <manifest:file-entry manifest:full-path="Pictures/100003BE0000272A0000272A960AF876CA4C390D.svg" manifest:media-type="image/svg+xml"/>
  <manifest:file-entry manifest:full-path="Pictures/100000010000017B0000017B6930613ADC29D791.png" manifest:media-type="image/png"/>
  <manifest:file-entry manifest:full-path="Pictures/100003FB0000272A0000272A769E21704897C06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Text Frame 1" draw:style-name="gr1" draw:text-style-name="P1" svg:width="2.197cm" svg:height="0.976cm" svg:x="2.903cm" svg:y="8.558cm"><draw:text-box><text:p>41</text:p><text:p/></draw:text-box></draw:frame><draw:frame text:anchor-type="paragraph" draw:z-index="3" draw:name="Text Frame 2" draw:style-name="gr1" draw:text-style-name="P1" svg:width="2.197cm" svg:height="1.463cm" svg:x="2.93cm" svg:y="16.708cm"><draw:text-box><text:p>42</text:p><text:p/><text:p/></draw:text-box></draw:frame><draw:frame draw:style-name="fr1" draw:name="Image1" text:anchor-type="char" svg:x="-1.672cm" svg:y="-1.667cm" svg:width="9.999cm" svg:height="9.999cm" draw:z-index="0"><draw:image xlink:href="Pictures/100003FB0000272A0000272A769E21704897C062.svg" xlink:type="simple" xlink:show="embed" xlink:actuate="onLoad" draw:mime-type="image/svg+xml"/><draw:image xlink:href="Pictures/100000010000017B0000017B6930613ADC29D791.png" xlink:type="simple" xlink:show="embed" xlink:actuate="onLoad" draw:mime-type="image/png"/></draw:frame><draw:frame draw:style-name="fr1" draw:name="Image2" text:anchor-type="char" svg:x="-1.699cm" svg:y="17.41cm" svg:width="9.999cm" svg:height="9.999cm" draw:z-index="1"><draw:image xlink:href="Pictures/100003BE0000272A0000272A960AF876CA4C390D.svg" xlink:type="simple" xlink:show="embed" xlink:actuate="onLoad" draw:mime-type="image/svg+xml"/><draw:image xlink:href="Pictures/100000010000017B0000017B7583B411B760BD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14:23.529906004</meta:creation-date>
    <dc:date>2023-05-16T11:15:26.298442284</dc:date>
    <meta:editing-duration>PT1M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